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2" table:style-name="ta1">
        <table:shapes>
          <draw:frame draw:z-index="0" draw:style-name="gr1" draw:text-style-name="P1" svg:width="381.89mm" svg:height="195.76mm" svg:x="91.41mm" svg:y="1.06mm">
            <loext:p draw:notify-on-update-of-ranges="Sheet2.A2:Sheet2.A6 Sheet2.B1:Sheet2.B1 Sheet2.B2:Sheet2.B6 Sheet2.C1:Sheet2.C1 Sheet2.C2:Sheet2.C6 Sheet2.D1:Sheet2.D1 Sheet2.D2:Sheet2.D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Mass Media</text:p>
          </table:table-cell>
          <table:table-cell office:value-type="string" calcext:value-type="string">
            <text:p>TweetFoI</text:p>
          </table:table-cell>
          <table:table-cell office:value-type="string" calcext:value-type="string">
            <text:p>QH Data</text:p>
          </table:table-cell>
        </table:table-row>
        <table:table-row table:style-name="ro1">
          <table:table-cell office:value-type="string" calcext:value-type="string">
            <text:p>poor</text:p>
          </table:table-cell>
          <table:table-cell office:value-type="float" office:value="0.404452021775611" calcext:value-type="float">
            <text:p>0.4044520218</text:p>
          </table:table-cell>
          <table:table-cell office:value-type="float" office:value="0.368888888888889" calcext:value-type="float">
            <text:p>0.3688888889</text:p>
          </table:table-cell>
          <table:table-cell office:value-type="float" office:value="0.196581196581197" calcext:value-type="float">
            <text:p>0.1965811966</text:p>
          </table:table-cell>
        </table:table-row>
        <table:table-row table:style-name="ro1">
          <table:table-cell office:value-type="string" calcext:value-type="string">
            <text:p>middle_class</text:p>
          </table:table-cell>
          <table:table-cell office:value-type="float" office:value="0.399579496464347" calcext:value-type="float">
            <text:p>0.3995794965</text:p>
          </table:table-cell>
          <table:table-cell office:value-type="float" office:value="0.365990338164251" calcext:value-type="float">
            <text:p>0.3659903382</text:p>
          </table:table-cell>
          <table:table-cell office:value-type="float" office:value="0.190883190883191" calcext:value-type="float">
            <text:p>0.1908831909</text:p>
          </table:table-cell>
        </table:table-row>
        <table:table-row table:style-name="ro1">
          <table:table-cell office:value-type="string" calcext:value-type="string">
            <text:p>corporate</text:p>
          </table:table-cell>
          <table:table-cell office:value-type="float" office:value="0.161352180262852" calcext:value-type="float">
            <text:p>0.1613521803</text:p>
          </table:table-cell>
          <table:table-cell office:value-type="float" office:value="0.133333333333333" calcext:value-type="float">
            <text:p>0.1333333333</text:p>
          </table:table-cell>
          <table:table-cell office:value-type="float" office:value="0.0484330484330484" calcext:value-type="float">
            <text:p>0.0484330484</text:p>
          </table:table-cell>
        </table:table-row>
        <table:table-row table:style-name="ro1">
          <table:table-cell office:value-type="string" calcext:value-type="string">
            <text:p>informal_sector</text:p>
          </table:table-cell>
          <table:table-cell office:value-type="float" office:value="0.223108835220947" calcext:value-type="float">
            <text:p>0.2231088352</text:p>
          </table:table-cell>
          <table:table-cell office:value-type="float" office:value="0.190144927536232" calcext:value-type="float">
            <text:p>0.1901449275</text:p>
          </table:table-cell>
          <table:table-cell office:value-type="float" office:value="0.0541310541310541" calcext:value-type="float">
            <text:p>0.0541310541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float" office:value="0.694967110605507" calcext:value-type="float">
            <text:p>0.6949671106</text:p>
          </table:table-cell>
          <table:table-cell office:value-type="float" office:value="0.709951690821256" calcext:value-type="float">
            <text:p>0.7099516908</text:p>
          </table:table-cell>
          <table:table-cell office:value-type="float" office:value="0.290598290598291" calcext:value-type="float">
            <text:p>0.29059829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2">00/00/0000</text:date>, <text:time style:data-style-name="N2" text:time-value="13:12:33.4551590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2T13:13:08.771945750</dc:date>
    <meta:editing-duration>PT11M5S</meta:editing-duration>
    <meta:editing-cycles>9</meta:editing-cycles>
    <meta:generator>LibreOffice/5.1.6.2$Linux_X86_64 LibreOffice_project/10m0$Build-2</meta:generator>
    <meta:document-statistic meta:table-count="1" meta:cell-count="24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4pt" style:font-size-asian="10pt" style:font-size-complex="10pt"/>
    </style:style>
    <style:style style:name="ch8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8.19cm" svg:height="19.577cm" xlink:href=".." xlink:type="simple" chart:class="chart:bar" chart:style-name="ch1">
        <chart:title svg:x="16.876cm" svg:y="0.527cm" chart:style-name="ch2">
          <text:p>Demonetisation</text:p>
        </chart:title>
        <chart:legend chart:legend-position="end" svg:x="34.472cm" svg:y="8.752cm" style:legend-expansion="high" chart:style-name="ch3"/>
        <chart:plot-area chart:style-name="ch4" table:cell-range-address="Sheet2.A2:Sheet2.D6 Sheet2.B1:Sheet2.D1" chart:data-source-has-labels="both" svg:x="2.066cm" svg:y="1.865cm" svg:width="31.643cm" svg:height="16.048cm">
          <chartooo:coordinate-region svg:x="3.031cm" svg:y="2.144cm" svg:width="30.678cm" svg:height="14.963cm"/>
          <chart:axis chart:dimension="x" chart:name="primary-x" chart:style-name="ch5" chartooo:axis-type="auto">
            <chartooo:date-scale/>
            <chart:title svg:x="16.686cm" svg:y="18.304cm" chart:style-name="ch6">
              <text:p>Category</text:p>
            </chart:title>
            <chart:categories table:cell-range-address="Sheet2.A2:Sheet2.A6"/>
          </chart:axis>
          <chart:axis chart:dimension="y" chart:name="primary-y" chart:style-name="ch7">
            <chart:title svg:x="0.451cm" svg:y="11.156cm" chart:style-name="ch8">
              <text:p>Coverage</text:p>
            </chart:title>
            <chart:grid chart:style-name="ch9" chart:class="major"/>
          </chart:axis>
          <chart:series chart:style-name="ch10" chart:values-cell-range-address="Sheet2.B2:Sheet2.B6" chart:label-cell-address="Sheet2.B1:Sheet2.B1" chart:class="chart:bar">
            <chart:data-point chart:repeated="5"/>
          </chart:series>
          <chart:series chart:style-name="ch11" chart:values-cell-range-address="Sheet2.C2:Sheet2.C6" chart:label-cell-address="Sheet2.C1:Sheet2.C1" chart:class="chart:bar">
            <chart:data-point chart:repeated="5"/>
          </chart:series>
          <chart:series chart:style-name="ch12" chart:values-cell-range-address="Sheet2.D2:Sheet2.D6" chart:label-cell-address="Sheet2.D1:Sheet2.D1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ss Media</text:p>
                <draw:g>
                  <svg:desc>Sheet2.B1:Sheet2.B1</svg:desc>
                </draw:g>
              </table:table-cell>
              <table:table-cell office:value-type="string">
                <text:p>TweetFoI</text:p>
                <draw:g>
                  <svg:desc>Sheet2.C1:Sheet2.C1</svg:desc>
                </draw:g>
              </table:table-cell>
              <table:table-cell office:value-type="string">
                <text:p>QH Data</text:p>
                <draw:g>
                  <svg:desc>Sheet2.D1:Sheet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oor</text:p>
                <draw:g>
                  <svg:desc>Sheet2.A2:Sheet2.A6</svg:desc>
                </draw:g>
              </table:table-cell>
              <table:table-cell office:value-type="float" office:value="0.404452021775611">
                <text:p>0.404452021775611</text:p>
                <draw:g>
                  <svg:desc>Sheet2.B2:Sheet2.B6</svg:desc>
                </draw:g>
              </table:table-cell>
              <table:table-cell office:value-type="float" office:value="0.368888888888889">
                <text:p>0.368888888888889</text:p>
                <draw:g>
                  <svg:desc>Sheet2.C2:Sheet2.C6</svg:desc>
                </draw:g>
              </table:table-cell>
              <table:table-cell office:value-type="float" office:value="0.196581196581197">
                <text:p>0.196581196581197</text:p>
                <draw:g>
                  <svg:desc>Sheet2.D2:Sheet2.D6</svg:desc>
                </draw:g>
              </table:table-cell>
            </table:table-row>
            <table:table-row>
              <table:table-cell office:value-type="string">
                <text:p>middle_class</text:p>
              </table:table-cell>
              <table:table-cell office:value-type="float" office:value="0.399579496464347">
                <text:p>0.399579496464347</text:p>
              </table:table-cell>
              <table:table-cell office:value-type="float" office:value="0.365990338164251">
                <text:p>0.365990338164251</text:p>
              </table:table-cell>
              <table:table-cell office:value-type="float" office:value="0.190883190883191">
                <text:p>0.190883190883191</text:p>
              </table:table-cell>
            </table:table-row>
            <table:table-row>
              <table:table-cell office:value-type="string">
                <text:p>corporate</text:p>
              </table:table-cell>
              <table:table-cell office:value-type="float" office:value="0.161352180262852">
                <text:p>0.161352180262852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0484330484330484">
                <text:p>0.0484330484330484</text:p>
              </table:table-cell>
            </table:table-row>
            <table:table-row>
              <table:table-cell office:value-type="string">
                <text:p>informal_sector</text:p>
              </table:table-cell>
              <table:table-cell office:value-type="float" office:value="0.223108835220947">
                <text:p>0.223108835220947</text:p>
              </table:table-cell>
              <table:table-cell office:value-type="float" office:value="0.190144927536232">
                <text:p>0.190144927536232</text:p>
              </table:table-cell>
              <table:table-cell office:value-type="float" office:value="0.0541310541310541">
                <text:p>0.0541310541310541</text:p>
              </table:table-cell>
            </table:table-row>
            <table:table-row>
              <table:table-cell office:value-type="string">
                <text:p>government</text:p>
              </table:table-cell>
              <table:table-cell office:value-type="float" office:value="0.694967110605507">
                <text:p>0.694967110605507</text:p>
              </table:table-cell>
              <table:table-cell office:value-type="float" office:value="0.709951690821256">
                <text:p>0.709951690821256</text:p>
              </table:table-cell>
              <table:table-cell office:value-type="float" office:value="0.290598290598291">
                <text:p>0.2905982905982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